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D7F6488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color="#ff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.0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3.5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29cm" svg:height="28.173cm" draw:transform="rotate (-3.1407199889638) translate (21.154cm 28.773cm)">
          <draw:image xlink:href="Pictures/10000000000001E000000280D7F64883.jpg" xlink:type="simple" xlink:show="embed" xlink:actuate="onLoad">
            <text:p/>
          </draw:image>
        </draw:frame>
        <draw:line draw:style-name="gr2" draw:text-style-name="P1" draw:layer="layout" svg:x1="12.14cm" svg:y1="22.056cm" svg:x2="12.139cm" svg:y2="18.687cm">
          <text:p/>
        </draw:line>
        <draw:line draw:style-name="gr2" draw:text-style-name="P1" draw:layer="layout" svg:x1="17.134cm" svg:y1="26.422cm" svg:x2="17.133cm" svg:y2="23.053cm">
          <text:p/>
        </draw:line>
        <draw:frame draw:style-name="gr3" draw:layer="layout" svg:width="3.568cm" svg:height="1.2cm" draw:transform="rotate (1.57131992557049) translate (17.508cm 26.297cm)">
          <draw:text-box>
            <text:p>Ebene 6</text:p>
          </draw:text-box>
        </draw:frame>
        <draw:frame draw:style-name="gr4" draw:layer="layout" svg:width="4.007cm" svg:height="1.201cm" draw:transform="rotate (1.5709708597201) translate (10.518cm 22.432cm)">
          <draw:text-box>
            <text:p>Ebene 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6T15:42:37.406793529</dc:date>
    <dc:creator>frederik </dc:creator>
    <meta:generator>LibreOffice/4.2.8.2$Linux_X86_64 LibreOffice_project/420m0$Build-2</meta:generator>
    <meta:editing-duration>P0D</meta:editing-duration>
    <meta:editing-cycles>1</meta:editing-cycles>
    <meta:document-statistic meta:object-count="5"/>
  </office:meta>
</office:document-meta>
</file>